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 Unicode MS1" svg:font-family="'Arial Unicode MS'" style:font-family-generic="swiss"/>
    <style:font-face style:name="eufm10" svg:font-family="eufm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edhurst-regular" svg:font-family="Medhurst-regular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294b8b"/>
    </style:style>
    <style:style style:name="T1" style:family="text">
      <style:text-properties fo:color="#323e4f" loext:opacity="100%" style:font-name="eufm10" fo:font-size="24pt" style:font-size-asian="24pt" style:font-name-complex="Medhurst-regular" style:font-size-complex="24pt"/>
    </style:style>
    <style:style style:name="T2" style:family="text">
      <style:text-properties fo:color="#323e4f" loext:opacity="100%" style:font-name="Liberation Serif" fo:font-size="24pt" style:font-size-asian="24pt" style:font-name-complex="Medhurst-regular" style:font-size-complex="24pt"/>
    </style:style>
    <style:style style:name="T3" style:family="text">
      <style:text-properties fo:color="#323e4f" loext:opacity="100%" style:font-name="Liberation Serif" fo:font-size="12pt" style:font-size-asian="12pt" style:font-name-complex="Medhurst-regular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P1">Bonjour <text:span text:style-name="T3"><text:text-input text:description="">{{ object.properties.name }}</text:text-input></text:span></text:p>
      <text:p text:style-name="Standard"/>
      <text:p text:style-name="Standard">{% image_loader image %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 Unicode MS1" svg:font-family="'Arial Unicode MS'" style:font-family-generic="swiss"/>
    <style:font-face style:name="eufm10" svg:font-family="eufm10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edhurst-regular" svg:font-family="Medhurst-regular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7-10T10:22:39.888936161</meta:creation-date>
    <dc:date>2020-09-25T19:12:22.222234731</dc:date>
    <meta:editing-duration>PT6M11S</meta:editing-duration>
    <meta:editing-cycles>10</meta:editing-cycles>
    <meta:generator>LibreOffice/7.0.1.2$Linux_X86_64 LibreOffice_project/00$Build-2</meta:generator>
    <meta:document-statistic meta:table-count="0" meta:image-count="0" meta:object-count="0" meta:page-count="1" meta:paragraph-count="3" meta:word-count="12" meta:character-count="72" meta:non-whitespace-character-count="65"/>
  </office:meta>
</office:document-meta>
</file>